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2.3173in"/>
    </style:style>
    <style:style style:name="co7" style:family="table-column">
      <style:table-column-properties fo:break-before="auto" style:column-width="3.3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33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3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33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33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33"/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Cyberpunk 2077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552083333333333" calcext:value-type="percentage">
            <text:p>55.21%</text:p>
          </table:table-cell>
          <table:table-cell table:style-name="ce17" table:formula="of:=SUMPRODUCT([.C6:.C28];[.$J6:.$J28])/4/SUM([.C6:.C28])" office:value-type="percentage" office:value="0.642857142857143" calcext:value-type="percentage">
            <text:p>64.29%</text:p>
          </table:table-cell>
          <table:table-cell table:style-name="ce17" table:formula="of:=SUMPRODUCT([.D6:.D28];[.$J6:.$J28])/4/SUM([.D6:.D28])" office:value-type="percentage" office:value="0.681818181818182" calcext:value-type="percentage">
            <text:p>68.18%</text:p>
          </table:table-cell>
          <table:table-cell table:style-name="ce17" table:formula="of:=SUMPRODUCT([.E6:.E28];[.$J6:.$J28])/4/SUM([.E6:.E28])" office:value-type="percentage" office:value="0.544117647058824" calcext:value-type="percentage">
            <text:p>54.41%</text:p>
          </table:table-cell>
          <table:table-cell table:style-name="ce17" table:formula="of:=SUMPRODUCT([.F6:.F28];[.$J6:.$J28])/4/SUM([.F6:.F28])" office:value-type="percentage" office:value="0.428571428571429" calcext:value-type="percentage">
            <text:p>42.86%</text:p>
          </table:table-cell>
          <table:table-cell table:style-name="ce17" table:formula="of:=SUMPRODUCT([.G6:.G28];[.$J6:.$J28])/4/SUM([.G6:.G28])" office:value-type="percentage" office:value="0.4" calcext:value-type="percentage">
            <text:p>40.00%</text:p>
          </table:table-cell>
          <table:table-cell table:style-name="ce17" table:formula="of:=SUMPRODUCT([.H6:.H28];[.$J6:.$J28])/4/SUM([.H6:.H28])" office:value-type="percentage" office:value="0.375" calcext:value-type="percentage">
            <text:p>37.50%</text:p>
          </table:table-cell>
          <table:table-cell table:style-name="ce17" table:formula="of:=SUMPRODUCT([.I6:.I28];[.$J6:.$J28])/4/SUM([.I6:.I28])" office:value-type="percentage" office:value="0.25" calcext:value-type="percentage">
            <text:p>25.0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string" calcext:value-type="string">
            <text:p>br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są zapisy. Po śmierci jest opcja cofnięc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br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mapa z wolnym ruche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Ciągle 1 osoba, jedynie zmiana w pojazda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Interakcje, NPC, tworzenie przedmiotów, umiejetnosc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Tworzenie, wszczepy(umiejetnosci), zakupy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Walka z każdym żyjącym bytem możliw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Ogromna mapa, każdy zakątek dopracowany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Postać którą można modyfikować ale nie zmieniać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Każdy „potwór” jest człowiekiem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ce20" table:number-columns-repeated="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Trzeba dobrać umiejętności do broni i do ulepszeń postac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br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Istnieją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Każda broń ma swoje statystyki odnośnie wszystkiego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Można grę skończyć na kilka sposobów. Kolejność wykonywania misji jest prawie dowol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Masa możliwości co do wyboru broni i przedmiot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Krytyczne uderze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Można rozwijać postać w 7 kierunkach jednocześn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 1 osobowa, z muzyką odpowiadającą momentow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Gra kończy się w kilka określonych sposobów, jak do nich dojdziemy zależy od nas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1" number:min-decimal-places="1" number:min-integer-digits="1" number:grouping="true"/>
    </number:number-style>
    <number:percentage-style style:name="N13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3:01:09.643381212</meta:creation-date>
    <dc:date>2023-10-12T18:03:12.302503570</dc:date>
    <meta:editing-duration>PT2H3M15S</meta:editing-duration>
    <meta:editing-cycles>22</meta:editing-cycles>
    <meta:generator>LibreOffice/7.5.5.2$Linux_X86_64 LibreOffice_project/50$Build-2</meta:generator>
    <meta:document-statistic meta:table-count="1" meta:cell-count="172" meta:object-count="0"/>
  </office:meta>
</office:document-meta>
</file>